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5957in"/>
    </style:style>
    <style:style style:name="co3" style:family="table-column">
      <style:table-column-properties fo:break-before="auto" style:column-width="0.5626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skboard_ho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(x)</text:p>
          </table:table-cell>
          <table:table-cell office:value-type="string" calcext:value-type="string">
            <text:p>height(y)</text:p>
          </table:table-cell>
          <table:table-cell office:value-type="string" calcext:value-type="string">
            <text:p>center_x</text:p>
          </table:table-cell>
          <table:table-cell office:value-type="string" calcext:value-type="string">
            <text:p>center_y</text:p>
          </table:table-cell>
          <table:table-cell office:value-type="string" calcext:value-type="string">
            <text:p>center_z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hole_1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082" calcext:value-type="float">
            <text:p>0.0082</text:p>
          </table:table-cell>
          <table:table-cell table:formula="of:=[.B3]+([.D3]/2)" office:value-type="float" office:value="0.03285" calcext:value-type="float">
            <text:p>0.03285</text:p>
          </table:table-cell>
          <table:table-cell table:formula="of:=[.C3]+([.E3]/2)" office:value-type="float" office:value="0.0291" calcext:value-type="float">
            <text:p>0.029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hole_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82" calcext:value-type="float">
            <text:p>0.0082</text:p>
          </table:table-cell>
          <table:table-cell table:formula="of:=[.B4]+([.D4]/2)" office:value-type="float" office:value="0.0326" calcext:value-type="float">
            <text:p>0.0326</text:p>
          </table:table-cell>
          <table:table-cell table:formula="of:=[.C4]+([.E4]/2)" office:value-type="float" office:value="0.0573" calcext:value-type="float">
            <text:p>0.057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82" calcext:value-type="float">
            <text:p>0.0082</text:p>
          </table:table-cell>
          <table:table-cell table:formula="of:=[.B5]+([.D5]/2)" office:value-type="float" office:value="0.03235" calcext:value-type="float">
            <text:p>0.03235</text:p>
          </table:table-cell>
          <table:table-cell table:formula="of:=[.C5]+([.E5]/2)" office:value-type="float" office:value="0.0855" calcext:value-type="float">
            <text:p>0.085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4</text:p>
          </table:table-cell>
          <table:table-cell office:value-type="float" office:value="0.025" calcext:value-type="float">
            <text:p>0.025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82" calcext:value-type="float">
            <text:p>0.0082</text:p>
          </table:table-cell>
          <table:table-cell table:formula="of:=[.B6]+([.D6]/2)" office:value-type="float" office:value="0.0321" calcext:value-type="float">
            <text:p>0.0321</text:p>
          </table:table-cell>
          <table:table-cell table:formula="of:=[.C6]+([.E6]/2)" office:value-type="float" office:value="0.1137" calcext:value-type="float">
            <text:p>0.113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82" calcext:value-type="float">
            <text:p>0.0082</text:p>
          </table:table-cell>
          <table:table-cell table:formula="of:=[.B7]+([.D7]/2)" office:value-type="float" office:value="0.03185" calcext:value-type="float">
            <text:p>0.03185</text:p>
          </table:table-cell>
          <table:table-cell table:formula="of:=[.C7]+([.E7]/2)" office:value-type="float" office:value="0.1419" calcext:value-type="float">
            <text:p>0.141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6</text:p>
          </table:table-cell>
          <table:table-cell office:value-type="float" office:value="0.025" calcext:value-type="float">
            <text:p>0.025</text:p>
          </table:table-cell>
          <table:table-cell office:value-type="float" office:value="0.166" calcext:value-type="float">
            <text:p>0.16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82" calcext:value-type="float">
            <text:p>0.0082</text:p>
          </table:table-cell>
          <table:table-cell table:formula="of:=[.B8]+([.D8]/2)" office:value-type="float" office:value="0.0316" calcext:value-type="float">
            <text:p>0.0316</text:p>
          </table:table-cell>
          <table:table-cell table:formula="of:=[.C8]+([.E8]/2)" office:value-type="float" office:value="0.1701" calcext:value-type="float">
            <text:p>0.170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7</text:p>
          </table:table-cell>
          <table:table-cell office:value-type="float" office:value="0.025" calcext:value-type="float">
            <text:p>0.025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82" calcext:value-type="float">
            <text:p>0.0082</text:p>
          </table:table-cell>
          <table:table-cell table:formula="of:=[.B9]+([.D9]/2)" office:value-type="float" office:value="0.03135" calcext:value-type="float">
            <text:p>0.03135</text:p>
          </table:table-cell>
          <table:table-cell table:formula="of:=[.C9]+([.E9]/2)" office:value-type="float" office:value="0.1983" calcext:value-type="float">
            <text:p>0.198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8</text:p>
          </table:table-cell>
          <table:table-cell office:value-type="float" office:value="0.025" calcext:value-type="float">
            <text:p>0.025</text:p>
          </table:table-cell>
          <table:table-cell office:value-type="float" office:value="0.2224" calcext:value-type="float">
            <text:p>0.2224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82" calcext:value-type="float">
            <text:p>0.0082</text:p>
          </table:table-cell>
          <table:table-cell table:formula="of:=[.B10]+([.D10]/2)" office:value-type="float" office:value="0.0311" calcext:value-type="float">
            <text:p>0.0311</text:p>
          </table:table-cell>
          <table:table-cell table:formula="of:=[.C10]+([.E10]/2)" office:value-type="float" office:value="0.2265" calcext:value-type="float">
            <text:p>0.2265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hole_9</text:p>
          </table:table-cell>
          <table:table-cell office:value-type="float" office:value="0.057" calcext:value-type="float">
            <text:p>0.057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87" calcext:value-type="float">
            <text:p>0.0087</text:p>
          </table:table-cell>
          <table:table-cell table:formula="of:=[.B11]+([.D11]/2)" office:value-type="float" office:value="0.0631" calcext:value-type="float">
            <text:p>0.0631</text:p>
          </table:table-cell>
          <table:table-cell table:formula="of:=[.C11]+([.E11]/2)" office:value-type="float" office:value="0.22625" calcext:value-type="float">
            <text:p>0.2262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10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2214" calcext:value-type="float">
            <text:p>0.2214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92" calcext:value-type="float">
            <text:p>0.0092</text:p>
          </table:table-cell>
          <table:table-cell table:formula="of:=[.B12]+([.D12]/2)" office:value-type="float" office:value="0.0955" calcext:value-type="float">
            <text:p>0.0955</text:p>
          </table:table-cell>
          <table:table-cell table:formula="of:=[.C12]+([.E12]/2)" office:value-type="float" office:value="0.226" calcext:value-type="float">
            <text:p>0.22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11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2209" calcext:value-type="float">
            <text:p>0.2209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97" calcext:value-type="float">
            <text:p>0.0097</text:p>
          </table:table-cell>
          <table:table-cell table:formula="of:=[.B13]+([.D13]/2)" office:value-type="float" office:value="0.1277" calcext:value-type="float">
            <text:p>0.1277</text:p>
          </table:table-cell>
          <table:table-cell table:formula="of:=[.C13]+([.E13]/2)" office:value-type="float" office:value="0.22575" calcext:value-type="float">
            <text:p>0.2257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12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02" calcext:value-type="float">
            <text:p>0.0102</text:p>
          </table:table-cell>
          <table:table-cell table:formula="of:=[.B14]+([.D14]/2)" office:value-type="float" office:value="0.1599" calcext:value-type="float">
            <text:p>0.1599</text:p>
          </table:table-cell>
          <table:table-cell table:formula="of:=[.C14]+([.E14]/2)" office:value-type="float" office:value="0.2255" calcext:value-type="float">
            <text:p>0.225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13</text:p>
          </table:table-cell>
          <table:table-cell office:value-type="float" office:value="0.186" calcext:value-type="float">
            <text:p>0.186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07" calcext:value-type="float">
            <text:p>0.0107</text:p>
          </table:table-cell>
          <table:table-cell table:formula="of:=[.B15]+([.D15]/2)" office:value-type="float" office:value="0.1921" calcext:value-type="float">
            <text:p>0.1921</text:p>
          </table:table-cell>
          <table:table-cell table:formula="of:=[.C15]+([.E15]/2)" office:value-type="float" office:value="0.22525" calcext:value-type="float">
            <text:p>0.2252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14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2194" calcext:value-type="float">
            <text:p>0.2194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12" calcext:value-type="float">
            <text:p>0.0112</text:p>
          </table:table-cell>
          <table:table-cell table:formula="of:=[.B16]+([.D16]/2)" office:value-type="float" office:value="0.2243" calcext:value-type="float">
            <text:p>0.2243</text:p>
          </table:table-cell>
          <table:table-cell table:formula="of:=[.C16]+([.E16]/2)" office:value-type="float" office:value="0.225" calcext:value-type="float">
            <text:p>0.22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15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117" calcext:value-type="float">
            <text:p>0.0117</text:p>
          </table:table-cell>
          <table:table-cell table:formula="of:=[.B17]+([.D17]/2)" office:value-type="float" office:value="0.2565" calcext:value-type="float">
            <text:p>0.2565</text:p>
          </table:table-cell>
          <table:table-cell table:formula="of:=[.C17]+([.E17]/2)" office:value-type="float" office:value="0.22475" calcext:value-type="float">
            <text:p>0.2247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16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87" calcext:value-type="float">
            <text:p>0.0087</text:p>
          </table:table-cell>
          <table:table-cell table:formula="of:=[.B18]+([.D18]/2)" office:value-type="float" office:value="0.06355" calcext:value-type="float">
            <text:p>0.06355</text:p>
          </table:table-cell>
          <table:table-cell table:formula="of:=[.C18]+([.E18]/2)" office:value-type="float" office:value="0.16985" calcext:value-type="float">
            <text:p>0.1698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17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165" calcext:value-type="float">
            <text:p>0.16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092" calcext:value-type="float">
            <text:p>0.0092</text:p>
          </table:table-cell>
          <table:table-cell table:formula="of:=[.B19]+([.D19]/2)" office:value-type="float" office:value="0.096" calcext:value-type="float">
            <text:p>0.096</text:p>
          </table:table-cell>
          <table:table-cell table:formula="of:=[.C19]+([.E19]/2)" office:value-type="float" office:value="0.1696" calcext:value-type="float">
            <text:p>0.169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18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97" calcext:value-type="float">
            <text:p>0.0097</text:p>
          </table:table-cell>
          <table:table-cell table:formula="of:=[.B20]+([.D20]/2)" office:value-type="float" office:value="0.12845" calcext:value-type="float">
            <text:p>0.12845</text:p>
          </table:table-cell>
          <table:table-cell table:formula="of:=[.C20]+([.E20]/2)" office:value-type="float" office:value="0.16935" calcext:value-type="float">
            <text:p>0.1693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19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164" calcext:value-type="float">
            <text:p>0.16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02" calcext:value-type="float">
            <text:p>0.0102</text:p>
          </table:table-cell>
          <table:table-cell table:formula="of:=[.B21]+([.D21]/2)" office:value-type="float" office:value="0.1609" calcext:value-type="float">
            <text:p>0.1609</text:p>
          </table:table-cell>
          <table:table-cell table:formula="of:=[.C21]+([.E21]/2)" office:value-type="float" office:value="0.1691" calcext:value-type="float">
            <text:p>0.1691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20</text:p>
          </table:table-cell>
          <table:table-cell office:value-type="float" office:value="0.186" calcext:value-type="float">
            <text:p>0.186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07" calcext:value-type="float">
            <text:p>0.0107</text:p>
          </table:table-cell>
          <table:table-cell table:formula="of:=[.B22]+([.D22]/2)" office:value-type="float" office:value="0.19335" calcext:value-type="float">
            <text:p>0.19335</text:p>
          </table:table-cell>
          <table:table-cell table:formula="of:=[.C22]+([.E22]/2)" office:value-type="float" office:value="0.16885" calcext:value-type="float">
            <text:p>0.1688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21</text:p>
          </table:table-cell>
          <table:table-cell office:value-type="float" office:value="0.2182" calcext:value-type="float">
            <text:p>0.2182</text:p>
          </table:table-cell>
          <table:table-cell office:value-type="float" office:value="0.163" calcext:value-type="float">
            <text:p>0.163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12" calcext:value-type="float">
            <text:p>0.0112</text:p>
          </table:table-cell>
          <table:table-cell table:formula="of:=[.B23]+([.D23]/2)" office:value-type="float" office:value="0.2258" calcext:value-type="float">
            <text:p>0.2258</text:p>
          </table:table-cell>
          <table:table-cell table:formula="of:=[.C23]+([.E23]/2)" office:value-type="float" office:value="0.1686" calcext:value-type="float">
            <text:p>0.1686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22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17" calcext:value-type="float">
            <text:p>0.0117</text:p>
          </table:table-cell>
          <table:table-cell table:formula="of:=[.B24]+([.D24]/2)" office:value-type="float" office:value="0.25825" calcext:value-type="float">
            <text:p>0.25825</text:p>
          </table:table-cell>
          <table:table-cell table:formula="of:=[.C24]+([.E24]/2)" office:value-type="float" office:value="0.16835" calcext:value-type="float">
            <text:p>0.16835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hole_23</text:p>
          </table:table-cell>
          <table:table-cell office:value-type="float" office:value="0.102" calcext:value-type="float">
            <text:p>0.102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336" calcext:value-type="float">
            <text:p>0.095336</text:p>
          </table:table-cell>
          <table:table-cell office:value-type="float" office:value="0.06648" calcext:value-type="float">
            <text:p>0.0664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hole_24</text:p>
          </table:table-cell>
          <table:table-cell office:value-type="float" office:value="0.132" calcext:value-type="float">
            <text:p>0.132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535" calcext:value-type="float">
            <text:p>0.124535</text:p>
          </table:table-cell>
          <table:table-cell office:value-type="float" office:value="0.06648" calcext:value-type="float">
            <text:p>0.0664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hole_25</text:p>
          </table:table-cell>
          <table:table-cell office:value-type="float" office:value="0.182" calcext:value-type="float">
            <text:p>0.182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807" calcext:value-type="float">
            <text:p>0.173807</text:p>
          </table:table-cell>
          <table:table-cell office:value-type="float" office:value="0.06648" calcext:value-type="float">
            <text:p>0.06648</text:p>
          </table:table-cell>
          <table:table-cell office:value-type="float" office:value="0.05" calcext:value-type="float">
            <text:p>0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2T15:42:07.972191683</dc:date>
    <meta:editing-duration>PT2H41M52S</meta:editing-duration>
    <meta:editing-cycles>28</meta:editing-cycles>
    <meta:generator>LibreOffice/7.3.7.2$Linux_X86_64 LibreOffice_project/30$Build-2</meta:generator>
    <meta:document-statistic meta:table-count="1" meta:cell-count="216" meta:object-count="0"/>
  </office:meta>
</office:document-meta>
</file>